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66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ffffff" fo:font-family="'Arial Black'" style:font-style-name="Normalny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</text:span><text:span text:style-name="T1"><text:line-break/></text:span><text:span text:style-name="T1">wznieś pod niebo głos</text:span><text:span text:style-name="T1"><text:line-break/></text:span><text:span text:style-name="T1">Pan dał chleba moc,</text:span><text:span text:style-name="T1"><text:line-break/></text:span><text:span text:style-name="T1">alleluja /x2</text:span></text:p>
          </draw:text-box>
        </draw:frame>
        <draw:frame draw:style-name="gr1" draw:layer="layout" svg:width="0.502cm" svg:height="1.204cm" svg:x="26.5cm" svg:y="5.37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rystus Pan</text:span><text:span text:style-name="T1"><text:line-break/></text:span><text:span text:style-name="T1">Komunią dla nas</text:span><text:span text:style-name="T1"><text:line-break/></text:span><text:span text:style-name="T1">co dzień staje się</text:span></text:p>
          </draw:text-box>
        </draw:frame>
        <draw:frame draw:style-name="gr1" draw:layer="layout" svg:width="0.502cm" svg:height="1.204cm" svg:x="26.5cm" svg:y="5.37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1"><text:span text:style-name="T2">Bóg rozrywa</text:span><text:span text:style-name="T2"><text:line-break/></text:span><text:span text:style-name="T2">grzechu pęta złe</text:span><text:span text:style-name="T2"><text:line-break/></text:span><text:span text:style-name="T2">Cóż uczyni mi człowiek</text:span><text:span text:style-name="T2"><text:line-break/></text:span><text:span text:style-name="T2">kiedy ze mną Pan</text:span><text:span text:style-name="T2"><text:line-break/></text:span><text:span text:style-name="T2">Bóg podnosi</text:span><text:span text:style-name="T2"><text:line-break/></text:span><text:span text:style-name="T2">podtrzymuje mn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19T16:35:00</meta:creation-date>
    <dc:date>2015-11-03T20:36:32.18</dc:date>
    <dc:language>pl-PL</dc:language>
    <meta:editing-cycles>15</meta:editing-cycles>
    <meta:editing-duration>PT7M54S</meta:editing-duration>
    <dc:creator>Woda Życia</dc:creator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